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2.8898in"/>
    </style:style>
    <style:style style:name="co3" style:family="table-column">
      <style:table-column-properties fo:break-before="auto" style:column-width="1.8752in"/>
    </style:style>
    <style:style style:name="co4" style:family="table-column">
      <style:table-column-properties fo:break-before="auto" style:column-width="2.0425in"/>
    </style:style>
    <style:style style:name="co6" style:family="table-column">
      <style:table-column-properties fo:break-before="auto" style:column-width="1.8535in"/>
    </style:style>
    <style:style style:name="co7" style:family="table-column">
      <style:table-column-properties fo:break-before="auto" style:column-width="1.3146in"/>
    </style:style>
    <style:style style:name="co8" style:family="table-column">
      <style:table-column-properties fo:break-before="auto" style:column-width="1.4846in"/>
    </style:style>
    <style:style style:name="co9" style:family="table-column">
      <style:table-column-properties fo:break-before="auto" style:column-width="0.9429in"/>
    </style:style>
    <style:style style:name="ro1" style:family="table-row">
      <style:table-row-properties style:row-height="0.1846in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9" table:default-cell-style-name="Default"/>
        <table:table-column table:style-name="co5" table:number-columns-repeated="1014" table:default-cell-style-name="Default"/>
        <table:table-row table:style-name="ro1">
          <table:table-cell office:value-type="string">
            <text:p>PROTOCOLO DE COMUNICAÇÃO</text:p>
          </table:table-cell>
          <table:table-cell table:number-columns-repeated="1023"/>
        </table:table-row>
        <table:table-row table:style-name="ro1">
          <table:table-cell table:number-columns-repeated="5"/>
          <table:table-cell office:value-type="string">
            <text:p>Por padrão, unsigned</text:p>
          </table:table-cell>
          <table:table-cell table:number-columns-repeated="1018"/>
        </table:table-row>
        <table:table-row table:style-name="ro1">
          <table:table-cell office:value-type="string">
            <text:p>TIPO</text:p>
          </table:table-cell>
          <table:table-cell office:value-type="string">
            <text:p>BYTE 1</text:p>
          </table:table-cell>
          <table:table-cell office:value-type="string">
            <text:p>BYTE 2</text:p>
          </table:table-cell>
          <table:table-cell office:value-type="string">
            <text:p>BYTE 3</text:p>
          </table:table-cell>
          <table:table-cell office:value-type="string">
            <text:p>BYTE 4</text:p>
          </table:table-cell>
          <table:table-cell office:value-type="string">
            <text:p>BYTE 5</text:p>
          </table:table-cell>
          <table:table-cell table:number-columns-repeated="1018"/>
        </table:table-row>
        <table:table-row table:style-name="ro1">
          <table:table-cell office:value-type="string">
            <text:p>Motor - FD</text:p>
          </table:table-cell>
          <table:table-cell office:value-type="string">
            <text:p>0x10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20"/>
        </table:table-row>
        <table:table-row table:style-name="ro1">
          <table:table-cell office:value-type="string">
            <text:p>Motor - FE</text:p>
          </table:table-cell>
          <table:table-cell office:value-type="string">
            <text:p>0x1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20"/>
        </table:table-row>
        <table:table-row table:style-name="ro1">
          <table:table-cell office:value-type="string">
            <text:p>Motor - TD</text:p>
          </table:table-cell>
          <table:table-cell office:value-type="string">
            <text:p>0x1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20"/>
        </table:table-row>
        <table:table-row table:style-name="ro1">
          <table:table-cell office:value-type="string">
            <text:p>Motor - TE</text:p>
          </table:table-cell>
          <table:table-cell office:value-type="string">
            <text:p>0x13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20"/>
        </table:table-row>
        <table:table-row table:style-name="ro1">
          <table:table-cell office:value-type="string">
            <text:p>Motor Unico</text:p>
          </table:table-cell>
          <table:table-cell office:value-type="string">
            <text:p>0x14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18"/>
        </table:table-row>
        <table:table-row table:style-name="ro1">
          <table:table-cell office:value-type="string">
            <text:p>Sensor - Acelerômetro</text:p>
          </table:table-cell>
          <table:table-cell office:value-type="string">
            <text:p>0x20</text:p>
          </table:table-cell>
          <table:table-cell office:value-type="string">
            <text:p>X (4bytes)</text:p>
          </table:table-cell>
          <table:table-cell office:value-type="string">
            <text:p>Y (4bytes)</text:p>
          </table:table-cell>
          <table:table-cell office:value-type="string">
            <text:p>Z (4 bytes)</text:p>
          </table:table-cell>
          <table:table-cell table:number-columns-repeated="1019"/>
        </table:table-row>
        <table:table-row table:style-name="ro1">
          <table:table-cell office:value-type="string">
            <text:p>Sensor - Bússola</text:p>
          </table:table-cell>
          <table:table-cell office:value-type="string">
            <text:p>0x21</text:p>
          </table:table-cell>
          <table:table-cell office:value-type="string">
            <text:p>X (4bytes)</text:p>
          </table:table-cell>
          <table:table-cell office:value-type="string">
            <text:p>Y (4bytes)</text:p>
          </table:table-cell>
          <table:table-cell office:value-type="string">
            <text:p>Z (4 bytes)</text:p>
          </table:table-cell>
          <table:table-cell table:number-columns-repeated="1019"/>
        </table:table-row>
        <table:table-row table:style-name="ro1">
          <table:table-cell office:value-type="string">
            <text:p>Sensor – Ultrassom</text:p>
          </table:table-cell>
          <table:table-cell office:value-type="string">
            <text:p>0x30</text:p>
          </table:table-cell>
          <table:table-cell office:value-type="string">
            <text:p>Sensor 1</text:p>
          </table:table-cell>
          <table:table-cell office:value-type="string">
            <text:p>Sensor 2</text:p>
          </table:table-cell>
          <table:table-cell table:number-columns-repeated="1020"/>
        </table:table-row>
        <table:table-row table:style-name="ro1">
          <table:table-cell office:value-type="string">
            <text:p>Garra – Horizontal</text:p>
          </table:table-cell>
          <table:table-cell office:value-type="string">
            <text:p>0x31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20"/>
        </table:table-row>
        <table:table-row table:style-name="ro1">
          <table:table-cell office:value-type="string">
            <text:p>Garra – Vertical</text:p>
          </table:table-cell>
          <table:table-cell office:value-type="string">
            <text:p>0x32</text:p>
          </table:table-cell>
          <table:table-cell office:value-type="string">
            <text:p>velocidade</text:p>
          </table:table-cell>
          <table:table-cell office:value-type="string">
            <text:p>direção</text:p>
          </table:table-cell>
          <table:table-cell table:number-columns-repeated="1020"/>
        </table:table-row>
        <table:table-row table:style-name="ro1">
          <table:table-cell office:value-type="string">
            <text:p>Servo</text:p>
          </table:table-cell>
          <table:table-cell office:value-type="string">
            <text:p>0x33</text:p>
          </table:table-cell>
          <table:table-cell office:value-type="string">
            <text:p>posicao</text:p>
          </table:table-cell>
          <table:table-cell table:number-columns-repeated="1021"/>
        </table:table-row>
        <table:table-row table:style-name="ro1">
          <table:table-cell office:value-type="string">
            <text:p>Encoders</text:p>
          </table:table-cell>
          <table:table-cell office:value-type="string">
            <text:p>0x40</text:p>
          </table:table-cell>
          <table:table-cell office:value-type="string">
            <text:p>Roda direita(4 bytes)</text:p>
          </table:table-cell>
          <table:table-cell office:value-type="string">
            <text:p>Roda esquerda(4 bytes)</text:p>
          </table:table-cell>
          <table:table-cell table:number-columns-repeated="1020"/>
        </table:table-row>
        <table:table-row table:style-name="ro1">
          <table:table-cell office:value-type="string">
            <text:p>Botão – Garra</text:p>
          </table:table-cell>
          <table:table-cell office:value-type="string">
            <text:p>0x42</text:p>
          </table:table-cell>
          <table:table-cell office:value-type="string">
            <text:p>1 → liga/ 0 → desliga</text:p>
          </table:table-cell>
          <table:table-cell table:number-columns-repeated="1021"/>
        </table:table-row>
        <table:table-row table:style-name="ro1">
          <table:table-cell office:value-type="string">
            <text:p>Buzzer</text:p>
          </table:table-cell>
          <table:table-cell office:value-type="string">
            <text:p>0x45</text:p>
          </table:table-cell>
          <table:table-cell office:value-type="string">
            <text:p>1 → liga/ 0 → desliga </text:p>
          </table:table-cell>
          <table:table-cell table:number-columns-repeated="1021"/>
        </table:table-row>
        <table:table-row table:style-name="ro1">
          <table:table-cell office:value-type="string">
            <text:p>Botão - Start</text:p>
          </table:table-cell>
          <table:table-cell office:value-type="string">
            <text:p>0x50</text:p>
          </table:table-cell>
          <table:table-cell table:number-columns-repeated="1022"/>
        </table:table-row>
        <table:table-row table:style-name="ro1">
          <table:table-cell office:value-type="string">
            <text:p>Botão - Stop</text:p>
          </table:table-cell>
          <table:table-cell office:value-type="string">
            <text:p>0x51</text:p>
          </table:table-cell>
          <table:table-cell table:number-columns-repeated="1022"/>
        </table:table-row>
        <table:table-row table:style-name="ro1">
          <table:table-cell office:value-type="string">
            <text:p>Botão - Pause</text:p>
          </table:table-cell>
          <table:table-cell office:value-type="string">
            <text:p>0x52</text:p>
          </table:table-cell>
          <table:table-cell table:number-columns-repeated="1022"/>
        </table:table-row>
        <table:table-row table:style-name="ro1">
          <table:table-cell office:value-type="string">
            <text:p>Camera</text:p>
          </table:table-cell>
          <table:table-cell office:value-type="string">
            <text:p>0x60</text:p>
          </table:table-cell>
          <table:table-cell table:number-columns-repeated="4" office:value-type="string">
            <text:p>width</text:p>
          </table:table-cell>
          <table:table-cell table:number-columns-repeated="4" office:value-type="string">
            <text:p>height</text:p>
          </table:table-cell>
          <table:table-cell table:number-columns-repeated="4"/>
          <table:table-cell office:value-type="string">
            <text:p>numbytes</text:p>
          </table:table-cell>
          <table:table-cell office:value-type="string">
            <text:p>numbytes</text:p>
          </table:table-cell>
          <table:table-cell office:value-type="string">
            <text:p>numbytes</text:p>
          </table:table-cell>
          <table:table-cell office:value-type="string">
            <text:p>numbytes</text:p>
          </table:table-cell>
          <table:table-cell office:value-type="string">
            <text:p>data</text:p>
          </table:table-cell>
          <table:table-cell office:value-type="string">
            <text:p>…</text:p>
          </table:table-cell>
          <table:table-cell office:value-type="string">
            <text:p>data</text:p>
          </table:table-cell>
          <table:table-cell table:number-columns-repeated="1003"/>
        </table:table-row>
        <table:table-row table:style-name="ro1">
          <table:table-cell office:value-type="string">
            <text:p>Request Image</text:p>
          </table:table-cell>
          <table:table-cell office:value-type="string">
            <text:p>0x61</text:p>
          </table:table-cell>
          <table:table-cell table:number-columns-repeated="1022"/>
        </table:table-row>
        <table:table-row table:style-name="ro1">
          <table:table-cell office:value-type="string">
            <text:p>Image Calibration – write disk</text:p>
          </table:table-cell>
          <table:table-cell office:value-type="string">
            <text:p>0x62</text:p>
          </table:table-cell>
          <table:table-cell office:value-type="string">
            <text:p>R color1</text:p>
          </table:table-cell>
          <table:table-cell office:value-type="string">
            <text:p>G color1</text:p>
          </table:table-cell>
          <table:table-cell office:value-type="string">
            <text:p>B color1</text:p>
          </table:table-cell>
          <table:table-cell office:value-type="string">
            <text:p>alfa color1</text:p>
          </table:table-cell>
          <table:table-cell office:value-type="string">
            <text:p>H radius1</text:p>
          </table:table-cell>
          <table:table-cell office:value-type="string">
            <text:p>S radius1</text:p>
          </table:table-cell>
          <table:table-cell office:value-type="string">
            <text:p>V radius1</text:p>
          </table:table-cell>
          <table:table-cell office:value-type="string">
            <text:p>alfa radius1</text:p>
          </table:table-cell>
          <table:table-cell table:style-name="ce1" office:value-type="string">
            <text:p>minContourAreas11</text:p>
          </table:table-cell>
          <table:table-cell table:style-name="ce1" office:value-type="string">
            <text:p>minContourAreas12</text:p>
          </table:table-cell>
          <table:table-cell table:style-name="ce1" office:value-type="string">
            <text:p>minContourAreas13</text:p>
          </table:table-cell>
          <table:table-cell table:style-name="ce1" office:value-type="string">
            <text:p>minContourAreas14</text:p>
          </table:table-cell>
          <table:table-cell office:value-type="string">
            <text:p>…</text:p>
          </table:table-cell>
          <table:table-cell office:value-type="string">
            <text:p>R color4</text:p>
          </table:table-cell>
          <table:table-cell office:value-type="string">
            <text:p>G color4</text:p>
          </table:table-cell>
          <table:table-cell office:value-type="string">
            <text:p>B color4</text:p>
          </table:table-cell>
          <table:table-cell office:value-type="string">
            <text:p>alfa color4</text:p>
          </table:table-cell>
          <table:table-cell office:value-type="string">
            <text:p>H radius4</text:p>
          </table:table-cell>
          <table:table-cell office:value-type="string">
            <text:p>S radius4</text:p>
          </table:table-cell>
          <table:table-cell office:value-type="string">
            <text:p>V radius4</text:p>
          </table:table-cell>
          <table:table-cell office:value-type="string">
            <text:p>alfa radius4</text:p>
          </table:table-cell>
          <table:table-cell table:style-name="ce1" office:value-type="string">
            <text:p>minContourAreas41</text:p>
          </table:table-cell>
          <table:table-cell table:style-name="ce1" office:value-type="string">
            <text:p>minContourAreas42</text:p>
          </table:table-cell>
          <table:table-cell table:style-name="ce1" office:value-type="string">
            <text:p>minContourAreas43</text:p>
          </table:table-cell>
          <table:table-cell table:style-name="ce1" office:value-type="string">
            <text:p>minContourAreas44</text:p>
          </table:table-cell>
          <table:table-cell table:number-columns-repeated="997"/>
        </table:table-row>
        <table:table-row table:style-name="ro1">
          <table:table-cell office:value-type="string">
            <text:p>Image Calibration – write mem</text:p>
          </table:table-cell>
          <table:table-cell office:value-type="string">
            <text:p>0x63</text:p>
          </table:table-cell>
          <table:table-cell office:value-type="string">
            <text:p>R color1</text:p>
          </table:table-cell>
          <table:table-cell office:value-type="string">
            <text:p>G color1</text:p>
          </table:table-cell>
          <table:table-cell office:value-type="string">
            <text:p>B color1</text:p>
          </table:table-cell>
          <table:table-cell office:value-type="string">
            <text:p>alfa color1</text:p>
          </table:table-cell>
          <table:table-cell office:value-type="string">
            <text:p>H radius1</text:p>
          </table:table-cell>
          <table:table-cell office:value-type="string">
            <text:p>S radius1</text:p>
          </table:table-cell>
          <table:table-cell office:value-type="string">
            <text:p>V radius1</text:p>
          </table:table-cell>
          <table:table-cell office:value-type="string">
            <text:p>alfa radius1</text:p>
          </table:table-cell>
          <table:table-cell table:style-name="ce1" office:value-type="string">
            <text:p>minContourAreas1</text:p>
          </table:table-cell>
          <table:table-cell table:style-name="ce1" office:value-type="string">
            <text:p>minContourAreas12</text:p>
          </table:table-cell>
          <table:table-cell table:style-name="ce1" office:value-type="string">
            <text:p>minContourAreas13</text:p>
          </table:table-cell>
          <table:table-cell table:style-name="ce1" office:value-type="string">
            <text:p>minContourAreas14</text:p>
          </table:table-cell>
          <table:table-cell office:value-type="string">
            <text:p>…</text:p>
          </table:table-cell>
          <table:table-cell office:value-type="string">
            <text:p>R color4</text:p>
          </table:table-cell>
          <table:table-cell office:value-type="string">
            <text:p>G color4</text:p>
          </table:table-cell>
          <table:table-cell office:value-type="string">
            <text:p>B color4</text:p>
          </table:table-cell>
          <table:table-cell office:value-type="string">
            <text:p>alfa color4</text:p>
          </table:table-cell>
          <table:table-cell office:value-type="string">
            <text:p>H radius4</text:p>
          </table:table-cell>
          <table:table-cell office:value-type="string">
            <text:p>S radius4</text:p>
          </table:table-cell>
          <table:table-cell office:value-type="string">
            <text:p>V radius4</text:p>
          </table:table-cell>
          <table:table-cell office:value-type="string">
            <text:p>alfa radius4</text:p>
          </table:table-cell>
          <table:table-cell table:style-name="ce1" office:value-type="string">
            <text:p>minContourAreas4</text:p>
          </table:table-cell>
          <table:table-cell table:style-name="ce1" office:value-type="string">
            <text:p>minContourAreas42</text:p>
          </table:table-cell>
          <table:table-cell table:style-name="ce1" office:value-type="string">
            <text:p>minContourAreas43</text:p>
          </table:table-cell>
          <table:table-cell table:style-name="ce1" office:value-type="string">
            <text:p>minContourAreas44</text:p>
          </table:table-cell>
          <table:table-cell table:number-columns-repeated="997"/>
        </table:table-row>
        <table:table-row table:style-name="ro1">
          <table:table-cell office:value-type="string">
            <text:p>Image Calibration – configuration android</text:p>
          </table:table-cell>
          <table:table-cell office:value-type="string">
            <text:p>0x64</text:p>
          </table:table-cell>
          <table:table-cell office:value-type="string">
            <text:p>R color1</text:p>
          </table:table-cell>
          <table:table-cell office:value-type="string">
            <text:p>G color1</text:p>
          </table:table-cell>
          <table:table-cell office:value-type="string">
            <text:p>B color1</text:p>
          </table:table-cell>
          <table:table-cell office:value-type="string">
            <text:p>alfa color1</text:p>
          </table:table-cell>
          <table:table-cell office:value-type="string">
            <text:p>H radius1</text:p>
          </table:table-cell>
          <table:table-cell office:value-type="string">
            <text:p>S radius1</text:p>
          </table:table-cell>
          <table:table-cell office:value-type="string">
            <text:p>V radius1</text:p>
          </table:table-cell>
          <table:table-cell office:value-type="string">
            <text:p>alfa radius1</text:p>
          </table:table-cell>
          <table:table-cell table:style-name="ce1" office:value-type="string">
            <text:p>minContourAreas1</text:p>
          </table:table-cell>
          <table:table-cell table:style-name="ce1" office:value-type="string">
            <text:p>minContourAreas12</text:p>
          </table:table-cell>
          <table:table-cell table:style-name="ce1" office:value-type="string">
            <text:p>minContourAreas13</text:p>
          </table:table-cell>
          <table:table-cell table:style-name="ce1" office:value-type="string">
            <text:p>minContourAreas14</text:p>
          </table:table-cell>
          <table:table-cell office:value-type="string">
            <text:p>…</text:p>
          </table:table-cell>
          <table:table-cell office:value-type="string">
            <text:p>R color4</text:p>
          </table:table-cell>
          <table:table-cell office:value-type="string">
            <text:p>G color4</text:p>
          </table:table-cell>
          <table:table-cell office:value-type="string">
            <text:p>B color4</text:p>
          </table:table-cell>
          <table:table-cell office:value-type="string">
            <text:p>alfa color4</text:p>
          </table:table-cell>
          <table:table-cell office:value-type="string">
            <text:p>H radius4</text:p>
          </table:table-cell>
          <table:table-cell office:value-type="string">
            <text:p>S radius4</text:p>
          </table:table-cell>
          <table:table-cell office:value-type="string">
            <text:p>V radius4</text:p>
          </table:table-cell>
          <table:table-cell office:value-type="string">
            <text:p>alfa radius4</text:p>
          </table:table-cell>
          <table:table-cell table:style-name="ce1" office:value-type="string">
            <text:p>minContourAreas4</text:p>
          </table:table-cell>
          <table:table-cell table:style-name="ce1" office:value-type="string">
            <text:p>minContourAreas42</text:p>
          </table:table-cell>
          <table:table-cell table:style-name="ce1" office:value-type="string">
            <text:p>minContourAreas43</text:p>
          </table:table-cell>
          <table:table-cell table:style-name="ce1" office:value-type="string">
            <text:p>minContourAreas44</text:p>
          </table:table-cell>
          <table:table-cell table:number-columns-repeated="997"/>
        </table:table-row>
        <table:table-row table:style-name="ro1">
          <table:table-cell office:value-type="string">
            <text:p>PC Print</text:p>
          </table:table-cell>
          <table:table-cell office:value-type="string">
            <text:p>0x65</text:p>
          </table:table-cell>
          <table:table-cell office:value-type="string">
            <text:p>string length</text:p>
          </table:table-cell>
          <table:table-cell office:value-type="string">
            <text:p>string</text:p>
          </table:table-cell>
          <table:table-cell office:value-type="string">
            <text:p>…</text:p>
          </table:table-cell>
          <table:table-cell office:value-type="string">
            <text:p>string</text:p>
          </table:table-cell>
          <table:table-cell table:number-columns-repeated="1018"/>
        </table:table-row>
        <table:table-row table:style-name="ro1">
          <table:table-cell office:value-type="string">
            <text:p>Trash Position</text:p>
          </table:table-cell>
          <table:table-cell office:value-type="string">
            <text:p>0x66</text:p>
          </table:table-cell>
          <table:table-cell office:value-type="string">
            <text:p>size4</text:p>
          </table:table-cell>
          <table:table-cell office:value-type="string">
            <text:p>size3</text:p>
          </table:table-cell>
          <table:table-cell office:value-type="string">
            <text:p>size2</text:p>
          </table:table-cell>
          <table:table-cell office:value-type="string">
            <text:p>size1</text:p>
          </table:table-cell>
          <table:table-cell office:value-type="string">
            <text:p>minY4</text:p>
          </table:table-cell>
          <table:table-cell office:value-type="string">
            <text:p>minY3</text:p>
          </table:table-cell>
          <table:table-cell office:value-type="string">
            <text:p>minY2</text:p>
          </table:table-cell>
          <table:table-cell office:value-type="string">
            <text:p>minY1</text:p>
          </table:table-cell>
          <table:table-cell office:value-type="string">
            <text:p>posX4</text:p>
          </table:table-cell>
          <table:table-cell office:value-type="string">
            <text:p>posX3</text:p>
          </table:table-cell>
          <table:table-cell office:value-type="string">
            <text:p>posX2</text:p>
          </table:table-cell>
          <table:table-cell office:value-type="string">
            <text:p>posX1</text:p>
          </table:table-cell>
          <table:table-cell office:value-type="string">
            <text:p>posY4</text:p>
          </table:table-cell>
          <table:table-cell office:value-type="string">
            <text:p>posY3</text:p>
          </table:table-cell>
          <table:table-cell office:value-type="string">
            <text:p>posY2</text:p>
          </table:table-cell>
          <table:table-cell office:value-type="string">
            <text:p>posY1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Request Image Back</text:p>
          </table:table-cell>
          <table:table-cell office:value-type="string">
            <text:p>0x6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rente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Tras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marelo → Vermelho</text:p>
          </table:table-cell>
          <table:table-cell table:number-columns-repeated="1023"/>
        </table:table-row>
        <table:table-row table:style-name="ro1">
          <table:table-cell office:value-type="string">
            <text:p>Azul → Preto</text:p>
          </table:table-cell>
          <table:table-cell table:number-columns-repeated="1023"/>
        </table:table-row>
      </table:table>
      <table:table table:name="Plan2" table:style-name="ta2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table table:name="Plan3" table:style-name="ta3">
        <table:table-column table:style-name="co5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son</meta:initial-creator>
    <meta:creation-date>2012-05-17T21:48:05</meta:creation-date>
    <dc:date>2012-10-20T05:12:02</dc:date>
    <meta:generator>LibreOffice/3.5$Linux_x86 LibreOffice_project/350m1$Build-2</meta:generator>
    <meta:editing-duration>PT6H28M58S</meta:editing-duration>
    <meta:editing-cycles>33</meta:editing-cycles>
    <dc:creator>Tabajara </dc:creator>
    <meta:document-statistic meta:table-count="3" meta:cell-count="20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